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Liberation Serif"/>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fo:line-height="115%"/>
    </style:style>
    <style:style style:name="P2" style:parent-style-name="Textbody" style:family="paragraph">
      <style:paragraph-properties fo:line-height="115%"/>
    </style:style>
    <style:style style:name="P3" style:parent-style-name="Textbody" style:family="paragraph">
      <style:paragraph-properties fo:line-height="115%"/>
    </style:style>
    <style:style style:name="T4" style:parent-style-name="DefaultParagraphFont" style:family="text">
      <style:text-properties style:text-position="super 66.6%"/>
    </style:style>
    <style:style style:name="P5" style:parent-style-name="Textbody" style:family="paragraph">
      <style:paragraph-properties fo:line-height="115%"/>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P11" style:parent-style-name="Textbody" style:family="paragraph">
      <style:paragraph-properties fo:line-height="115%"/>
    </style:style>
    <style:style style:name="P12" style:parent-style-name="Textbody" style:family="paragraph">
      <style:paragraph-properties fo:line-height="115%"/>
    </style:style>
    <style:style style:name="P13" style:parent-style-name="Textbody" style:family="paragraph">
      <style:paragraph-properties fo:line-height="115%"/>
    </style:style>
    <style:style style:name="P14" style:parent-style-name="Textbody" style:family="paragraph">
      <style:paragraph-properties fo:line-height="115%"/>
    </style:style>
    <style:style style:name="P15" style:parent-style-name="Textbody" style:family="paragraph">
      <style:paragraph-properties fo:line-height="115%"/>
    </style:style>
    <style:style style:name="P16" style:parent-style-name="Textbody" style:family="paragraph">
      <style:paragraph-properties fo:line-height="115%"/>
    </style:style>
    <style:style style:name="T17" style:parent-style-name="DefaultParagraphFont" style:family="text">
      <style:text-properties fo:font-style="italic" style:font-style-asian="italic" style:font-style-complex="italic"/>
    </style:style>
    <style:style style:name="T18" style:parent-style-name="DefaultParagraphFont" style:family="text">
      <style:text-properties fo:font-style="italic" style:font-style-asian="italic" style:font-style-complex="italic" style:text-position="sub 66.6%"/>
    </style:style>
    <style:style style:name="T19" style:parent-style-name="DefaultParagraphFont" style:family="text">
      <style:text-properties fo:font-style="italic" style:font-style-asian="italic" style:font-style-complex="italic"/>
    </style:style>
    <style:style style:name="T20" style:parent-style-name="DefaultParagraphFont" style:family="text">
      <style:text-properties fo:font-style="italic" style:font-style-asian="italic" style:font-style-complex="italic" style:text-position="sub 66.6%"/>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tyle="italic" style:font-style-asian="italic" style:font-style-complex="italic" style:text-position="sub 66.6%"/>
    </style:style>
    <style:style style:name="T23" style:parent-style-name="DefaultParagraphFont" style:family="text">
      <style:text-properties fo:font-style="italic" style:font-style-asian="italic" style:font-style-complex="italic"/>
    </style:style>
    <style:style style:name="T24" style:parent-style-name="DefaultParagraphFont" style:family="text">
      <style:text-properties fo:font-style="italic" style:font-style-asian="italic" style:font-style-complex="italic" style:text-position="sub 66.6%"/>
    </style:style>
    <style:style style:name="T25" style:parent-style-name="DefaultParagraphFont" style:family="text">
      <style:text-properties fo:font-style="italic" style:font-style-asian="italic" style:font-style-complex="italic"/>
    </style:style>
    <style:style style:name="P26" style:parent-style-name="Textbody" style:family="paragraph">
      <style:paragraph-properties fo:line-height="115%"/>
    </style:style>
    <style:style style:name="P27" style:parent-style-name="Textbody" style:family="paragraph">
      <style:paragraph-properties fo:line-height="115%"/>
    </style:style>
    <style:style style:name="P28" style:parent-style-name="Heading1" style:family="paragraph">
      <style:paragraph-properties fo:line-height="115%"/>
      <style:text-properties fo:font-size="12pt" style:font-size-asian="12pt" style:font-size-complex="12pt"/>
    </style:style>
    <style:style style:name="P29" style:parent-style-name="Heading1" style:family="paragraph">
      <style:paragraph-properties fo:line-height="115%"/>
    </style:style>
    <style:style style:name="P30" style:parent-style-name="Heading2" style:family="paragraph">
      <style:paragraph-properties fo:line-height="115%"/>
      <style:text-properties fo:font-size="12pt" style:font-size-asian="12pt" style:font-size-complex="12pt"/>
    </style:style>
    <style:style style:name="P31" style:parent-style-name="Heading2" style:family="paragraph">
      <style:paragraph-properties fo:line-height="115%"/>
      <style:text-properties fo:font-size="12pt" style:font-size-asian="12pt" style:font-size-complex="12pt"/>
    </style:style>
    <style:style style:name="P32" style:parent-style-name="Textbody" style:family="paragraph">
      <style:paragraph-properties fo:line-height="115%"/>
    </style:style>
    <style:style style:name="P33" style:parent-style-name="Textbody" style:family="paragraph">
      <style:paragraph-properties fo:line-height="115%"/>
    </style:style>
    <style:style style:name="P34" style:parent-style-name="Textbody" style:family="paragraph">
      <style:paragraph-properties fo:line-height="115%"/>
    </style:style>
    <style:style style:name="P35" style:parent-style-name="Heading3" style:family="paragraph">
      <style:paragraph-properties fo:line-height="115%"/>
      <style:text-properties fo:font-size="12pt" style:font-size-asian="12pt" style:font-size-complex="12pt"/>
    </style:style>
    <style:style style:name="P36" style:parent-style-name="Textbody" style:family="paragraph">
      <style:paragraph-properties fo:line-height="115%"/>
    </style:style>
    <style:style style:name="P37" style:parent-style-name="Textbody" style:family="paragraph">
      <style:paragraph-properties fo:line-height="115%"/>
    </style:style>
    <style:style style:name="P38" style:parent-style-name="Textbody" style:family="paragraph">
      <style:paragraph-properties fo:line-height="115%"/>
    </style:style>
    <style:style style:name="P39" style:parent-style-name="Textbody" style:family="paragraph">
      <style:paragraph-properties fo:line-height="115%"/>
    </style:style>
    <style:style style:name="P40" style:parent-style-name="Heading2" style:family="paragraph">
      <style:paragraph-properties fo:line-height="115%"/>
      <style:text-properties fo:font-size="12pt" style:font-size-asian="12pt" style:font-size-complex="12pt"/>
    </style:style>
    <style:style style:name="P41" style:parent-style-name="Textbody" style:family="paragraph">
      <style:paragraph-properties fo:line-height="115%"/>
    </style:style>
    <style:style style:name="P42" style:parent-style-name="Textbody" style:family="paragraph">
      <style:paragraph-properties fo:line-height="115%"/>
    </style:style>
    <style:style style:name="P43" style:parent-style-name="Textbody" style:family="paragraph">
      <style:paragraph-properties fo:line-height="115%"/>
    </style:style>
    <style:style style:name="P44" style:parent-style-name="Textbody" style:family="paragraph">
      <style:paragraph-properties fo:line-height="115%"/>
    </style:style>
    <style:style style:name="P45" style:parent-style-name="Textbody" style:family="paragraph">
      <style:paragraph-properties fo:line-height="115%"/>
    </style:style>
    <style:style style:name="P46" style:parent-style-name="Textbody" style:family="paragraph">
      <style:paragraph-properties fo:line-height="115%"/>
    </style:style>
    <style:style style:name="P47" style:parent-style-name="Textbody" style:family="paragraph">
      <style:paragraph-properties fo:line-height="115%"/>
    </style:style>
    <style:style style:name="P48" style:parent-style-name="Textbody" style:family="paragraph"/>
    <style:style style:name="P49" style:parent-style-name="Textbody" style:family="paragraph"/>
    <style:style style:name="P50" style:parent-style-name="Textbody" style:family="paragraph"/>
    <style:style style:name="P51" style:parent-style-name="Textbody" style:family="paragraph"/>
    <style:style style:name="P52" style:parent-style-name="Heading2" style:family="paragraph">
      <style:paragraph-properties fo:line-height="115%"/>
      <style:text-properties fo:font-size="12pt" style:font-size-asian="12pt" style:font-size-complex="12pt"/>
    </style:style>
    <style:style style:name="P53" style:parent-style-name="ListContents" style:family="paragraph">
      <style:paragraph-properties fo:line-height="115%" fo:margin-left="0in">
        <style:tab-stops/>
      </style:paragraph-properties>
    </style:style>
    <style:style style:name="P54" style:parent-style-name="ListContents" style:family="paragraph">
      <style:paragraph-properties fo:line-height="115%" fo:margin-left="0in">
        <style:tab-stops/>
      </style:paragraph-properties>
    </style:style>
    <style:style style:name="P55" style:parent-style-name="ListContents" style:family="paragraph">
      <style:paragraph-properties fo:line-height="115%" fo:margin-left="0in">
        <style:tab-stops/>
      </style:paragraph-properties>
    </style:style>
    <style:style style:name="P56" style:parent-style-name="ListContents" style:family="paragraph">
      <style:paragraph-properties fo:line-height="115%" fo:margin-left="0in">
        <style:tab-stops/>
      </style:paragraph-properties>
    </style:style>
    <style:style style:name="P57" style:parent-style-name="ListContents" style:family="paragraph">
      <style:paragraph-properties fo:line-height="115%"/>
    </style:style>
    <style:style style:name="P58" style:parent-style-name="ListContents" style:family="paragraph">
      <style:paragraph-properties fo:line-height="115%"/>
    </style:style>
    <style:style style:name="P59" style:parent-style-name="ListContents" style:family="paragraph">
      <style:paragraph-properties fo:line-height="115%"/>
    </style:style>
    <style:style style:name="P60" style:parent-style-name="Textbody" style:family="paragraph">
      <style:paragraph-properties fo:line-height="115%"/>
    </style:style>
    <style:style style:name="P61" style:parent-style-name="Heading2" style:family="paragraph">
      <style:paragraph-properties fo:line-height="115%"/>
      <style:text-properties fo:font-size="12pt" style:font-size-asian="12pt" style:font-size-complex="12pt"/>
    </style:style>
    <style:style style:name="P62" style:parent-style-name="ListParagraph" style:family="paragraph">
      <style:paragraph-properties fo:line-height="115%"/>
    </style:style>
    <style:style style:name="P63" style:parent-style-name="ListParagraph" style:family="paragraph">
      <style:paragraph-properties fo:line-height="115%"/>
    </style:style>
    <style:style style:name="P64" style:parent-style-name="Textbody" style:family="paragraph">
      <style:paragraph-properties fo:line-height="115%"/>
    </style:style>
  </office:automatic-styles>
  <office:body>
    <office:text text:use-soft-page-breaks="true">
      <text:h text:style-name="P1" text:outline-level="1">Project Specification</text:h>
      <text:p text:style-name="P2">In order to have a useful comparison of potential implementations, it is necessary to have a clear definition of the problem at hand. Specifically, we need to<text:s/>define the search space.</text:p>
      <text:p text:style-name="P3">This starts with defining the state of the environment at any given moment in time. The most important state variables are the locations of each card in the deck, with a card being either in one of the player's hands or out of play. We can represent each card as a variable with a value representing one of the four locations. Going forward we will refer to the collective state of all cards as the "deck state". The deck state has 4*52! = 3.226*10<text:span text:style-name="T4">68</text:span><text:s/>possible values.</text:p>
      <text:p text:style-name="P5">The problem is complicated by the fact that during play we only know the locations of a subset of the cards. We know the state of the 16 cards dealt to us, plus the<text:s/><text:span text:style-name="T6">t<text:s/></text:span>* 2 +<text:s/><text:span text:style-name="T7">p</text:span><text:s/>cards so far played by the opponents (with<text:s/><text:span text:style-name="T8">t</text:span><text:s/>being the number of completed tricks and<text:s/><text:span text:style-name="T9">p</text:span><text:s/>being our position in the play order). If we are the leader (i.e.<text:s/><text:span text:style-name="T10">p</text:span><text:s/>= 0) we also know the 4 cards discarded at the start of the game. Lastly, if an opponent plays a card from a different suit to the lead we know that they can't have any cards from the lead suit.</text:p>
      <text:p text:style-name="P11">With<text:s/>these rules governing how much of the state is known, each card could be represented with a probability distribution over its potential location. Without any additional modelling of the opponents the probabilities are trivial to calculate: 1 if it is known<text:s/>to be in that location, 0 if it is known not to be, and even probabilities for the remaining locations.</text:p>
      <text:p text:style-name="P12">MATHS: How big is the search space now?</text:p>
      <text:p text:style-name="P13">(?) The AI will be constricted to make its decision only at a certain time (it cannot do some parallel or pre-processing (? )). Furthermore it will be capped with a timeout. This means that the selected algorithm has to be suitable to make quick decisions in the specified ….<?opendocument cursor-position?></text:p>
      <text:p text:style-name="P14">EXPAND: Comment on how the remaining space shrinks drastically as cards are played.</text:p>
      <text:p text:style-name="P15">From the agent's perspective, state transitions where an opponent plays a card will be non-deterministic. The chance of an opponent playing a given card will be the probability of them possessing it multiplied by the probability of them choosing to play it. The chance of them choosing an illegal move is 0, but the probability distribution among legal choices is less obvious and will be discussed as it applies to the algorithms considered later.</text:p>
      <text:p text:style-name="P16">Score will be the main factor in calculating a state's utility. The obvious way to represent a three way score is with a vector containing the running tally of each player score, i.e. (<text:span text:style-name="T17">w</text:span><text:span text:style-name="T18">0</text:span>-8,<text:s/><text:span text:style-name="T19">w</text:span><text:span text:style-name="T20">1</text:span>-4,<text:s/><text:span text:style-name="T21">w</text:span><text:span text:style-name="T22">2</text:span>-4) where<text:s/><text:span text:style-name="T23">w</text:span><text:span text:style-name="T24">n</text:span><text:s/>is the number of tricks won by player<text:s/><text:span text:style-name="T25">n</text:span>. The agent can then subtract the highest opponent's score from its own to measure the state's<text:s/>utility. EXPAND: alternative methods?</text:p>
      <text:p text:style-name="P26">MATHS: Number of score combinations, new search space size.</text:p>
      <text:p text:style-name="P27">EXPAND: Other variables (e.g. opponent modelling)?</text:p>
      <text:h text:style-name="P28" text:outline-level="1"/>
      <text:h text:style-name="P29" text:outline-level="1">Algorithm Research</text:h>
      <text:h text:style-name="P30" text:outline-level="2">Greedy Approach</text:h>
      <text:p text:style-name="Textbody">Greedy algorithm makes decisions only based on the information given to it currently<text:s/>– when taking its turn to play a card. In the case of Moss it would play the lowest card if it can’t beat what has already been played or play the highest card if it can beat the card that has been already played or if it used by a leader AI. This approach is quick(?) <text:s/>as there is almost no computation due to no knowledge of previous turns and therefore no assumptions being made for the future. It can perform surprisingly(?) <text:s/>well however against a “smart” opponent it would always lose. However, greedy approach makes for a good heuristic.</text:p>
      <text:h text:style-name="P31" text:outline-level="2">ExpectiMax Search</text:h>
      <text:p text:style-name="P32">EM is a variation of the MiniMax concept where some moves are governed<text:s/>by chance rather than player logic. EM incorporates chance by treating it as another player (sometimes labelled "nature"). Whenever chance rather than logic determines the potential outcomes (i.e. a "move by nature"), the tree branches into those potential outcomes as normal.</text:p>
      <text:p text:style-name="P33">Evaluating a chance node is done not by choosing the value of a child node, but instead averaging the values of all children weighted by their probability of occurring. This leads to chance nodes taking the expected (hence the algorithm's name) value of all their descendent leaf nodes.</text:p>
      <text:p text:style-name="P34">An important thing to note is that alpha-beta pruning can't be applied to chance nodes, impacting performance.</text:p>
      <text:h text:style-name="P35" text:outline-level="3">Project Implementation</text:h>
      <text:p text:style-name="P36">The "random" events in our model are the opponents playing one of their cards. This implies that opponent moves actually become chance nodes on an EM tree, while our moves follow the same logic as max nodes in a MiniMax search.</text:p>
      <text:p text:style-name="P37">Given that chance nodes would outnumber max nodes 2:1, this implementation relies heavily on accurately predicting opponent decision probabilities. We could assume a greedy opponent strategy (i.e. play the lowest value card that will win the hand, otherwise discard the lowest value card), but this is difficult with a model that doesn't have full knowledge of the other cards in their hand. Alternatively we could attempt to formulate the optimal strategy and assume our opponent will employ it as well, but this is still a massive assumption to base everything on.</text:p>
      <text:p text:style-name="P38">Assumption issues aside, ExpectiMax also faces considerable performance hurdles.</text:p>
      <text:p text:style-name="P39">MATHS: Branching factors at different levels, maximum viable search depth.</text:p>
      <text:h text:style-name="P40" text:outline-level="2">Monte Carlo</text:h>
      <text:p text:style-name="P41">Similarly to other card games, Moss has an observational-based environment. This is because the players can see only their own hand<text:s/>which is the only information supplied to them. This means that<text:s/><text:soft-page-break/>there<text:s/>are<text:s/>a vast number<text:s/>of possible combinations of cards played at each round. In the worst case it is (16*3)! / (16! * 16! * 16!) = ~10^21 possibilities (???). This suggests that any<text:s/>MiniMax-based algorithms would be inefficient due to the sheer number of calculations.<text:s/></text:p>
      <text:p text:style-name="P42">However, we can<text:s/>generate a sample of plays using the Monte Carlo approach.</text:p>
      <text:p text:style-name="P43">Monte Carlo in theory:</text:p>
      <text:list text:style-name="LFO1" text:continue-numbering="true">
        <text:list-item>
          <text:p text:style-name="P44">Define any possible inputs</text:p>
        </text:list-item>
        <text:list-item>
          <text:p text:style-name="P45">Use probability to randomly generate a set of inputs from above</text:p>
        </text:list-item>
        <text:list-item>
          <text:p text:style-name="P46"><text:s/>Play the game (wiki:<text:s/>deterministic computation on the inputs)<text:s text:c="2"/>= generate samples</text:p>
        </text:list-item>
        <text:list-item>
          <text:p text:style-name="P47">Combine the results</text:p>
        </text:list-item>
      </text:list>
      <text:p text:style-name="Textbody">We can constrain the possible inputs using the cards that we have in our hand, discarded (as a leader) as well as knowledge what cards have already been played. If we employ a learning<text:s/>algorithm<text:s/>the inputs can be narrowed down further<text:s/>based on some assumptions (assumptions = error prone??).<text:s/>Using those inputs, we can generate random samples.<text:s/></text:p>
      <text:p text:style-name="Textbody">The algorithm would:</text:p>
      <text:list text:style-name="LFO1" text:continue-numbering="true">
        <text:list-item>
          <text:p text:style-name="P48">Go through every card in the “unknown pull” (cards other than the cards that we know of)</text:p>
        </text:list-item>
        <text:list-item>
          <text:p text:style-name="P49">Assign each card to a player based on some predefined heuristics, as well as “learnt” assumptions<text:s/></text:p>
        </text:list-item>
        <text:list-item>
          <text:p text:style-name="P50">Player is “marked-off” when he reaches a max amount of possible cards, some distributions can become impossible when assigning cards (ie unequal amount of cards being assigned etc), in that case = restart until successfully generated a valid distribution</text:p>
        </text:list-item>
        <text:list-item>
          <text:p text:style-name="P51">Can be sped up by “sorting the cards in descending order of numbers of players it cannot be assigned to before the distribution, i.e., applying a most constraint variable heuristic.”</text:p>
        </text:list-item>
      </text:list>
      <text:p text:style-name="Textbody">“By assuming each opponents to be following the greedy heuristics, we can further formulate the game as a POMDP”</text:p>
      <text:h text:style-name="P52" text:outline-level="2">PO-MDP</text:h>
      <text:p text:style-name="P53">The game can be formulated as a Markov Decision Process by treating the configuration of card locations as the state, our<text:s/>decision to play a certain card as the action, and the next state being our next turn.</text:p>
      <text:p text:style-name="P54">Each action can lead to a number of different states depending on what cards the opponents have and what they choose to play.</text:p>
      <text:p text:style-name="P55">The transition model depends on the probability of an opponent playing a certain card, which requires some assumption and/or modelling of their behaviour.</text:p>
      <text:p text:style-name="P56">?? The reward of a state is a score for whoever won the previous trick.</text:p>
      <text:soft-page-break/>
      <text:p text:style-name="P57">Taking into account that we don't know where some of the cards are gives<text:s/>us a Partially Observable MDP, where the belief state is a probability distribution over the potential positioning of the cards.</text:p>
      <text:p text:style-name="P58">We might be able to run a two week policy iteration to formulate a reliable policy.</text:p>
      <text:p text:style-name="P59">This relies on the number of belief states<text:s/>being low enough for iteration of the entire state space.</text:p>
      <text:p text:style-name="P60"/>
      <text:h text:style-name="P61" text:outline-level="2">Reinforcement Learning</text:h>
      <text:p text:style-name="P62">A learning approach could be used to formulate a policy for the above POMDP.</text:p>
      <text:p text:style-name="P63">This would involve repeated sampling of potential policies followed by attempting to improve based on feedback.</text:p>
      <text:p text:style-name="P6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en" style:country-asian="AU"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Liberation Serif" style:font-name-asian="DejaVu Sans" style:font-name-complex="DejaVu 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Liberation Serif"/>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Martin</meta:initial-creator>
    <dc:creator>Martin</dc:creator>
    <meta:creation-date>2017-10-13T12:53:00Z</meta:creation-date>
    <dc:date>2017-10-13T13:42:00Z</dc:date>
    <meta:template xlink:href="Normal" xlink:type="simple"/>
    <meta:editing-cycles>9</meta:editing-cycles>
    <meta:editing-duration>PT3180S</meta:editing-duration>
    <meta:document-statistic meta:page-count="4" meta:paragraph-count="16" meta:word-count="1248" meta:character-count="8346" meta:row-count="59" meta:non-whitespace-character-count="7114"/>
  </office:meta>
</office:document-meta>
</file>